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605b" officeooo:paragraph-rsid="001960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ask.com/" text:style-name="Internet_20_link" text:visited-style-name="Visited_20_Internet_20_Link">http://ask.com</text:a> Real</text:p>
      <text:p text:style-name="P1"><text:a xlink:type="simple" xlink:href="http://asĸ.com" text:style-name="Internet_20_link" text:visited-style-name="Visited_20_Internet_20_Link">http://asĸ.com</text:a> Fak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08:52:48.150000000</meta:creation-date>
    <dc:date>2016-01-26T08:56:26.747000000</dc:date>
    <meta:editing-duration>PT3M39S</meta:editing-duration>
    <meta:editing-cycles>1</meta:editing-cycles>
    <meta:document-statistic meta:table-count="0" meta:image-count="0" meta:object-count="0" meta:page-count="1" meta:paragraph-count="2" meta:word-count="4" meta:character-count="38" meta:non-whitespace-character-count="36"/>
    <meta:generator>LibreOffice/5.0.4.2$Windows_x86 LibreOffice_project/2b9802c1994aa0b7dc6079e128979269cf95bc78</meta:generator>
  </office:meta>
</office:document-meta>
</file>